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fo:wrap-option="wrap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draw:transform="rotate (1.5707963267949) translate (11.999cm 2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004cm 24.9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1cm 21.0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20.9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7cm 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001cm 17.0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9cm 16.99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8cm 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002cm 13.0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.002cm 12.99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001cm 9.00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cm 5.0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6:15:54.356000000</meta:creation-date>
    <dc:date>2022-05-30T16:24:30.276000000</dc:date>
    <meta:editing-duration>PT8M36S</meta:editing-duration>
    <meta:editing-cycles>2</meta:editing-cycles>
    <meta:generator>LibreOffice/7.2.7.2$Windows_X86_64 LibreOffice_project/8d71d29d553c0f7dcbfa38fbfda25ee34cce99a2</meta:generator>
    <meta:document-statistic meta:object-count="12"/>
  </office:meta>
</office:document-meta>
</file>